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7cm"/>
    </style:style>
    <style:style style:name="gr2" style:family="graphic" style:parent-style-name="standard">
      <style:graphic-properties draw:textarea-horizontal-align="justify" draw:textarea-vertical-align="middle" draw:auto-grow-height="false" style:protect="position size"/>
    </style:style>
    <style:style style:name="gr3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0.78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3d0d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fill="solid" draw:fill-color="#772953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6699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fo:min-height="0.6cm"/>
    </style:style>
    <style:style style:name="gr18" style:family="graphic" style:parent-style-name="standard">
      <style:graphic-properties svg:stroke-color="#e4d0d0" draw:marker-start="Circle" draw:marker-start-width="0.3cm" draw:marker-end="Arrow" draw:marker-end-width="0.3cm" draw:textarea-vertical-align="middle"/>
    </style:style>
    <style:style style:name="gr19" style:family="graphic" style:parent-style-name="standard">
      <style:graphic-properties draw:fill="solid" draw:fill-color="#dcdc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3.1cm"/>
    </style:style>
    <style:style style:name="gr21" style:family="graphic" style:parent-style-name="standard">
      <style:graphic-properties draw:fill="solid" draw:fill-color="#dcdcff" draw:textarea-horizontal-align="justify" draw:textarea-vertical-align="middle" draw:auto-grow-height="false"/>
    </style:style>
    <style:style style:name="gr22" style:family="graphic" style:parent-style-name="standard">
      <style:graphic-properties svg:stroke-color="#aea79f" draw:fill-color="#aea79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0cm"/>
    </style:style>
    <style:style style:name="gr24" style:family="graphic" style:parent-style-name="standard">
      <style:graphic-properties svg:stroke-color="#aea79f" draw:marker-start="Circle" draw:marker-start-width="0.3cm" draw:marker-end="Arrow" draw:marker-end-width="0.3cm" draw:textarea-vertical-align="middle"/>
    </style:style>
    <style:style style:name="gr25" style:family="graphic" style:parent-style-name="standard">
      <style:graphic-properties draw:fill-color="#dcdc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313cm"/>
    </style:style>
    <style:style style:name="gr27" style:family="graphic" style:parent-style-name="standard">
      <style:graphic-properties draw:fill-color="#772953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fo:min-height="1cm"/>
    </style:style>
    <style:style style:name="gr29" style:family="graphic" style:parent-style-name="standard">
      <style:graphic-properties draw:fill="none" draw:textarea-horizontal-align="justify" draw:textarea-vertical-align="middle" draw:auto-grow-height="fals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dcdcff" draw:marker-start="Circle" draw:marker-start-width="0.3cm" draw:marker-end="Arrow" draw:marker-end-width="0.3cm" draw:fill="solid" draw:fill-color="#dcdcff" draw:textarea-vertical-align="middle"/>
    </style:style>
    <style:style style:name="gr32" style:family="graphic" style:parent-style-name="standard">
      <style:graphic-properties svg:stroke-color="#3465a4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fo:min-height="0.5cm" style:protect="position size"/>
    </style:style>
    <style:style style:name="gr34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fo:min-height="0.245cm"/>
    </style:style>
    <style:style style:name="gr36" style:family="graphic" style:parent-style-name="standard">
      <style:graphic-properties draw:stroke="none" svg:stroke-color="#000000" draw:fill="none" draw:fill-color="#ffffff" fo:min-height="1.405cm"/>
    </style:style>
    <style:style style:name="gr37" style:family="graphic" style:parent-style-name="standard">
      <style:graphic-properties draw:stroke="none" svg:stroke-color="#000000" draw:fill="none" draw:fill-color="#ffffff" fo:min-height="1.65cm"/>
    </style:style>
    <style:style style:name="gr38" style:family="graphic" style:parent-style-name="standard">
      <style:graphic-properties draw:fill-color="#dcdcff" draw:textarea-horizontal-align="justify" draw:textarea-vertical-align="top" draw:auto-grow-height="false"/>
    </style:style>
    <style:style style:name="gr39" style:family="graphic" style:parent-style-name="standard">
      <style:graphic-properties svg:stroke-color="#dcdcff" draw:marker-start="Circle" draw:marker-start-width="0.3cm" draw:marker-end="Arrow" draw:marker-end-width="0.3cm" draw:textarea-vertical-align="middle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fo:min-height="0.55cm"/>
    </style:style>
    <style:style style:name="gr43" style:family="graphic" style:parent-style-name="standard">
      <style:graphic-properties draw:stroke="none" svg:stroke-color="#000000" draw:fill="none" draw:fill-color="#ffffff" fo:min-height="0.7cm"/>
    </style:style>
    <style:style style:name="gr44" style:family="graphic" style:parent-style-name="standard">
      <style:graphic-properties draw:stroke="none" draw:fill="none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0066cc" fo:font-size="22pt" style:font-size-asian="22pt" style:font-size-complex="22pt"/>
    </style:style>
    <style:style style:name="P4" style:family="paragraph">
      <style:text-properties fo:color="#009933"/>
    </style:style>
    <style:style style:name="P5" style:family="paragraph">
      <style:text-properties fo:color="#cc0000"/>
    </style:style>
    <style:style style:name="P6" style:family="paragraph">
      <style:text-properties fo:color="#0066cc"/>
    </style:style>
    <style:style style:name="P7" style:family="paragraph">
      <style:text-properties fo:color="#333300"/>
    </style:style>
    <style:style style:name="P8" style:family="paragraph">
      <style:paragraph-properties fo:text-align="center"/>
      <style:text-properties fo:color="#661900"/>
    </style:style>
    <style:style style:name="P9" style:family="paragraph">
      <style:paragraph-properties fo:text-align="center"/>
      <style:text-properties fo:color="#660066"/>
    </style:style>
    <style:style style:name="P10" style:family="paragraph">
      <style:paragraph-properties fo:text-align="center"/>
      <style:text-properties fo:color="#b2b2b2"/>
    </style:style>
    <style:style style:name="P11" style:family="paragraph">
      <style:paragraph-properties fo:text-align="center"/>
      <style:text-properties fo:color="#b2b2b2" fo:font-size="14pt" style:font-size-asian="14pt" style:font-size-complex="14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ize="8pt" style:font-size-asian="8pt" style:font-size-complex="8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text-properties fo:color="#999999" fo:font-size="8pt" style:font-size-asian="8pt" style:font-size-complex="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color="#6699cc" fo:font-size="14pt" style:font-size-asian="14pt" style:font-size-complex="14pt"/>
    </style:style>
    <style:style style:name="P19" style:family="paragraph">
      <style:paragraph-properties fo:text-align="center"/>
      <style:text-properties style:use-window-font-color="true"/>
    </style:style>
    <style:style style:name="P20" style:family="paragraph">
      <style:paragraph-properties fo:text-align="center"/>
      <style:text-properties fo:color="#6699cc" fo:font-size="8pt" style:font-size-asian="8pt" style:font-size-complex="8pt"/>
    </style:style>
    <style:style style:name="P21" style:family="paragraph"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text-properties fo:color="#0066cc" fo:font-size="18pt" style:font-size-asian="18pt" style:font-size-complex="18pt"/>
    </style:style>
    <style:style style:name="P24" style:family="paragraph">
      <style:paragraph-properties fo:text-align="center"/>
      <style:text-properties fo:color="#0066cc" fo:font-size="8pt" style:font-size-asian="8pt" style:font-size-complex="8pt"/>
    </style:style>
    <style:style style:name="P25" style:family="paragraph">
      <style:paragraph-properties fo:text-align="center"/>
      <style:text-properties style:use-window-font-color="true" fo:font-size="14pt" style:font-size-asian="14pt" style:font-size-complex="14pt"/>
    </style:style>
    <style:style style:name="P26" style:family="paragraph">
      <style:paragraph-properties fo:text-align="center"/>
      <style:text-properties fo:color="#eeeeff"/>
    </style:style>
    <style:style style:name="P27" style:family="paragraph">
      <style:paragraph-properties fo:text-align="center"/>
      <style:text-properties fo:color="#dcdcff" fo:font-size="14pt" style:font-size-asian="14pt" style:font-size-complex="14pt"/>
    </style:style>
    <style:style style:name="P28" style:family="paragraph">
      <style:text-properties fo:font-size="8pt" style:font-size-asian="8pt" style:font-size-complex="8pt"/>
    </style:style>
    <style:style style:name="P29" style:family="paragraph">
      <style:paragraph-properties fo:line-height="0.57cm" fo:text-align="center">
        <style:tab-stops/>
      </style:paragraph-properties>
      <style:text-properties fo:color="#00008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66cc" fo:font-size="22pt" style:font-size-asian="22pt" style:font-size-complex="22pt"/>
    </style:style>
    <style:style style:name="T5" style:family="text">
      <style:text-properties fo:color="#009933"/>
    </style:style>
    <style:style style:name="T6" style:family="text">
      <style:text-properties fo:color="#cc0000"/>
    </style:style>
    <style:style style:name="T7" style:family="text">
      <style:text-properties fo:color="#0066cc"/>
    </style:style>
    <style:style style:name="T8" style:family="text">
      <style:text-properties fo:color="#333300"/>
    </style:style>
    <style:style style:name="T9" style:family="text">
      <style:text-properties fo:color="#661900"/>
    </style:style>
    <style:style style:name="T10" style:family="text">
      <style:text-properties fo:color="#660066"/>
    </style:style>
    <style:style style:name="T11" style:family="text">
      <style:text-properties fo:color="#b2b2b2"/>
    </style:style>
    <style:style style:name="T12" style:family="text">
      <style:text-properties fo:color="#b2b2b2" fo:font-size="14pt" style:font-size-asian="14pt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999999" fo:font-size="8pt" style:font-size-asian="8pt" style:font-size-complex="8pt"/>
    </style:style>
    <style:style style:name="T16" style:family="text">
      <style:text-properties fo:color="#6699cc" fo:font-size="14pt" style:font-size-asian="14pt" style:font-size-complex="14pt"/>
    </style:style>
    <style:style style:name="T17" style:family="text">
      <style:text-properties fo:color="#6699cc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/>
    </style:style>
    <style:style style:name="T20" style:family="text">
      <style:text-properties fo:color="#0066cc" fo:font-size="18pt" style:font-size-asian="18pt" style:font-size-complex="18pt"/>
    </style:style>
    <style:style style:name="T21" style:family="text">
      <style:text-properties fo:color="#0066cc" fo:font-size="8pt" style:font-size-asian="8pt" style:font-size-complex="8pt"/>
    </style:style>
    <style:style style:name="T22" style:family="text">
      <style:text-properties style:use-window-font-color="true" fo:font-size="14pt" style:font-size-asian="14pt" style:font-size-complex="14pt"/>
    </style:style>
    <style:style style:name="T23" style:family="text">
      <style:text-properties fo:color="#eeeeff"/>
    </style:style>
    <style:style style:name="T24" style:family="text">
      <style:text-properties fo:color="#dcdcff" fo:font-size="14pt" style:font-size-asian="14pt" style:font-size-complex="14pt"/>
    </style:style>
    <style:style style:name="T25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7.7cm" svg:height="9.95cm" svg:x="1cm" svg:y="5.1cm">
          <draw:text-box>
            <text:p text:style-name="P1"><text:span text:style-name="T1">Storyboard</text:span></text:p>
            <text:p text:style-name="P1"><text:span text:style-name="T1"/></text:p>
            <text:p text:style-name="P1"><text:span text:style-name="T2">Ein Computer-Spielplatz</text:span></text:p>
          </draw:text-box>
        </draw:frame>
      </draw:page>
      <draw:page draw:name="page2" draw:style-name="dp1" draw:master-page-name="Standard">
        <draw:custom-shape draw:style-name="gr2" draw:text-style-name="P1" draw:layer="layout" svg:width="13.3cm" svg:height="9cm" svg:x="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1.9cm" svg:y="14.1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1.5cm" svg:y="14.1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1.2cm" svg:y="14.1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0.9cm" svg:y="14.1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0.5cm" svg:y="14.1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0.2cm" svg:y="14.1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1.9cm" svg:y="11.7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1.2cm" svg:y="11.7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0.4cm" svg:y="11.7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9.4cm" svg:y="11.7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3.3cm" svg:height="1.36cm" svg:x="1cm" svg:y="1.2cm">
          <draw:text-box>
            <text:p text:style-name="P1">Spielplatz „Cypherpunks“</text:p>
            <text:p text:style-name="P1"><text:span text:style-name="T3">Spielen, Arbeiten und Lernen sind im Grunde genau dasselbe.</text:span></text:p>
          </draw:text-box>
        </draw:frame>
        <draw:frame draw:style-name="gr7" draw:text-style-name="P3" draw:layer="layout" svg:width="6cm" svg:height="1.4cm" svg:x="15.5cm" svg:y="1.2cm">
          <draw:text-box>
            <text:p><text:span text:style-name="T4">Programmieren</text:span></text:p>
          </draw:text-box>
        </draw:frame>
        <draw:frame draw:style-name="gr6" draw:text-style-name="P4" draw:layer="layout" svg:width="5cm" svg:height="1cm" draw:transform="rotate (-0.284139602224676) translate (9cm 2.9cm)">
          <draw:text-box>
            <text:p text:style-name="P1"><text:span text:style-name="T5">Spiele erfinden</text:span></text:p>
          </draw:text-box>
        </draw:frame>
        <draw:frame draw:style-name="gr6" draw:text-style-name="P5" draw:layer="layout" svg:width="5.946cm" svg:height="1cm" draw:transform="rotate (0.157603231455088) translate (7.471cm 8.212cm)">
          <draw:text-box>
            <text:p text:style-name="P1"><text:span text:style-name="T6">Grafik &amp; Animation</text:span></text:p>
          </draw:text-box>
        </draw:frame>
        <draw:frame draw:style-name="gr6" draw:text-style-name="P6" draw:layer="layout" svg:width="5cm" svg:height="1cm" svg:x="6.2cm" svg:y="6.1cm">
          <draw:text-box>
            <text:p text:style-name="P1"><text:span text:style-name="T7">Hacken</text:span></text:p>
          </draw:text-box>
        </draw:frame>
        <draw:frame draw:style-name="gr6" draw:text-style-name="P7" draw:layer="layout" svg:width="5.5cm" svg:height="1cm" draw:transform="rotate (-0.117460658659218) translate (1.438cm 7.7cm)">
          <draw:text-box>
            <text:p><text:span text:style-name="T8">Spiel-Steuerung</text:span></text:p>
          </draw:text-box>
        </draw:frame>
        <draw:frame draw:style-name="gr8" draw:text-style-name="P8" draw:layer="layout" svg:width="5cm" svg:height="1.037cm" draw:transform="rotate (0.196000474998963) translate (0.993cm 3.838cm)">
          <draw:text-box>
            <text:p text:style-name="P1"><text:span text:style-name="T9">Sound</text:span></text:p>
          </draw:text-box>
        </draw:frame>
        <draw:frame draw:style-name="gr6" draw:text-style-name="P9" draw:layer="layout" svg:width="5cm" svg:height="1cm" draw:transform="rotate (-0.0949459113084912) translate (1.959cm 5.865cm)">
          <draw:text-box>
            <text:p text:style-name="P1"><text:span text:style-name="T10">Texte</text:span></text:p>
          </draw:text-box>
        </draw:frame>
        <draw:custom-shape draw:style-name="gr9" draw:text-style-name="P1" draw:layer="layout" svg:width="1.6cm" svg:height="2.4cm" svg:x="27.1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4cm" svg:height="2.4cm" svg:x="26.2cm" svg:y="5.8cm">
          <text:p text:style-name="P1"><text:span text:style-name="T11">Be-</text:span></text:p>
          <text:p text:style-name="P1"><text:span text:style-name="T11">weg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4cm" svg:height="2.4cm" svg:x="25.5cm" svg:y="5.3cm">
          <text:p text:style-name="P1"><text:span text:style-name="T11">Organi</text:span></text:p>
          <text:p text:style-name="P1"><text:span text:style-name="T11">sier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2.4cm" svg:x="24cm" svg:y="4.7cm">
          <text:p text:style-name="P1"><text:span text:style-name="T12">Program-</text:span></text:p>
          <text:p text:style-name="P1"><text:span text:style-name="T12">mier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4cm" svg:height="2.4cm" svg:x="22.4cm" svg:y="4.3cm">
          <text:p text:style-name="P1"><text:span text:style-name="T11">Lern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cm" svg:height="2.3cm" svg:x="20.3cm" svg:y="4.7cm">
          <text:p text:style-name="P1">Spiele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cm" svg:height="2.3cm" svg:x="1.2cm" svg:y="11.2cm">
          <text:p text:style-name="P1">Spiele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.4cm" svg:height="1.217cm" svg:x="22.3cm" svg:y="5.8cm">
          <draw:text-box>
            <text:p text:style-name="P12"><text:span text:style-name="T13">Anmelden</text:span></text:p>
            <text:p text:style-name="P12"><text:span text:style-name="T13">(→ 3.1)</text:span></text:p>
            <text:p><text:span text:style-name="T13"/></text:p>
          </draw:text-box>
        </draw:frame>
        <draw:frame draw:style-name="gr13" draw:text-style-name="P14" draw:layer="layout" svg:width="2.4cm" svg:height="1.1cm" svg:x="3.8cm" svg:y="12.1cm">
          <draw:text-box>
            <text:p><text:span text:style-name="T3">JavaScript/ Processing</text:span></text:p>
          </draw:text-box>
        </draw:frame>
        <draw:custom-shape draw:style-name="gr14" draw:text-style-name="P2" draw:layer="layout" svg:width="2.1cm" svg:height="2.1cm" svg:x="8.2cm" svg:y="11.7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1cm" svg:height="2.1cm" svg:x="6.3cm" svg:y="11.7cm">
          <text:p text:style-name="P1"><text:span text:style-name="T3">Tetris</text:span></text:p>
          <text:p text:style-name="P1"><text:span text:style-name="T3">für</text:span></text:p>
          <text:p text:style-name="P1"><text:span text:style-name="T3">Nerds</text:span></text:p>
          <text:p text:style-name="P1"><text:span text:style-name="T13">(→2.4)</text:span></text:p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cm" svg:height="0.7cm" svg:x="1.2cm" svg:y="14.7cm">
          <draw:text-box>
            <text:p><text:span text:style-name="T3">GoLang</text:span></text:p>
          </draw:text-box>
        </draw:frame>
        <draw:custom-shape draw:style-name="gr3" draw:text-style-name="P2" draw:layer="layout" svg:width="2.1cm" svg:height="2.1cm" svg:x="9.5cm" svg:y="14.1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8.6cm" svg:y="14.1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7.6cm" svg:y="14.1cm">
          <text:p text:style-name="P1"><text:span text:style-name="T3">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6.4cm" svg:y="14.1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2.1cm" svg:x="5.1cm" svg:y="14.1cm">
          <text:p text:style-name="P1"><text:span text:style-name="T3">Tweeter!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1cm" svg:height="2.1cm" svg:x="3.1cm" svg:y="14.1cm">
          <text:p text:style-name="P1"><text:span text:style-name="T3">Mini</text:span></text:p>
          <text:p text:style-name="P1"><text:span text:style-name="T3">Webserver</text:span></text:p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2.3cm" svg:height="1.047cm" svg:x="1.1cm" svg:y="17.053cm">
          <draw:text-box>
            <text:p><text:span text:style-name="T3">Bootstrap /</text:span></text:p>
            <text:p><text:span text:style-name="T3">HTML</text:span></text:p>
          </draw:text-box>
        </draw:frame>
        <draw:custom-shape draw:style-name="gr3" draw:text-style-name="P2" draw:layer="layout" svg:width="2.1cm" svg:height="2.1cm" svg:x="11.8cm" svg:y="16.4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1.4cm" svg:y="16.4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11.1cm" svg:y="16.4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10.7cm" svg:y="16.4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10.2cm" svg:y="16.4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9.8cm" svg:y="16.4cm">
          <text:p text:style-name="P1"><text:span text:style-name="T3">Soda </text:span></text:p>
          <text:p text:style-name="P1"><text:span text:style-name="T3">Candy </text:span></text:p>
          <text:p text:style-name="P1"><text:span text:style-name="T3">Sag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9.1cm" svg:y="16.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8.3cm" svg:y="16.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cm" svg:height="2.1cm" svg:x="7.3cm" svg:y="16.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2.1cm" svg:x="6.1cm" svg:y="16.4cm">
          <text:p text:style-name="P1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1cm" svg:height="2.1cm" svg:x="4.8cm" svg:y="16.4cm">
          <text:p text:style-name="P1"><text:span text:style-name="T3">Spiele-</text:span></text:p>
          <text:p text:style-name="P1"><text:span text:style-name="T3">Cen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1cm" svg:height="2.1cm" svg:x="3.1cm" svg:y="16.4cm">
          <text:p text:style-name="P1"><text:span text:style-name="T3">Wetter-</text:span></text:p>
          <text:p text:style-name="P1"><text:span text:style-name="T3">Station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cm" svg:height="1.4cm" svg:x="4.4cm" svg:y="4.5cm">
          <draw:text-box>
            <text:p><text:span text:style-name="T4">Programmieren</text:span></text:p>
          </draw:text-box>
        </draw:frame>
        <draw:frame draw:style-name="gr17" draw:text-style-name="P15" draw:layer="layout" svg:width="3.1cm" svg:height="1.128cm" svg:x="16.1cm" svg:y="6.6cm">
          <draw:text-box>
            <text:p text:style-name="P1"><text:span text:style-name="T14">Spiele</text:span></text:p>
            <text:p text:style-name="P1"><text:span text:style-name="T13">(→2.3)</text:span></text:p>
          </draw:text-box>
        </draw:frame>
        <draw:frame draw:style-name="gr6" draw:text-style-name="P15" draw:layer="layout" svg:width="3.1cm" svg:height="1.45cm" svg:x="17.2cm" svg:y="7.772cm">
          <draw:text-box>
            <text:p text:style-name="P1"><text:span text:style-name="T14">Blogs</text:span></text:p>
            <text:p text:style-name="P1"><text:span text:style-name="T13">(→Diaspora/</text:span></text:p>
            <text:p text:style-name="P1"><text:span text:style-name="T13">Reddit)</text:span></text:p>
          </draw:text-box>
        </draw:frame>
        <draw:frame draw:style-name="gr17" draw:text-style-name="P15" draw:layer="layout" svg:width="3.4cm" svg:height="1.128cm" svg:x="19.1cm" svg:y="8.45cm">
          <draw:text-box>
            <text:p text:style-name="P1"><text:span text:style-name="T14">Turniere</text:span></text:p>
            <text:p text:style-name="P1"><text:span text:style-name="T13">(→Übersicht/Kalender)</text:span></text:p>
          </draw:text-box>
        </draw:frame>
        <draw:frame draw:style-name="gr17" draw:text-style-name="P15" draw:layer="layout" svg:width="3.1cm" svg:height="1.128cm" svg:x="21.6cm" svg:y="7.7cm">
          <draw:text-box>
            <text:p text:style-name="P1"><text:span text:style-name="T14">Video</text:span></text:p>
            <text:p text:style-name="P1"><text:span text:style-name="T13">(→YouTube Kanäle)</text:span></text:p>
          </draw:text-box>
        </draw:frame>
        <draw:line draw:style-name="gr18" draw:text-style-name="P1" draw:layer="layout" svg:x1="20.9cm" svg:y1="7cm" svg:x2="18.7cm" svg:y2="6.9cm">
          <text:p/>
        </draw:line>
        <draw:line draw:style-name="gr18" draw:text-style-name="P1" draw:layer="layout" svg:x1="20.9cm" svg:y1="7.008cm" svg:x2="22.4cm" svg:y2="7.8cm">
          <text:p/>
        </draw:line>
        <draw:line draw:style-name="gr18" draw:text-style-name="P1" draw:layer="layout" svg:x1="20.9cm" svg:y1="7.008cm" svg:x2="21cm" svg:y2="8.4cm">
          <text:p/>
        </draw:line>
        <draw:line draw:style-name="gr18" draw:text-style-name="P1" draw:layer="layout" svg:x1="20.9cm" svg:y1="7.008cm" svg:x2="19.7cm" svg:y2="7.9cm">
          <text:p/>
        </draw:line>
        <draw:frame draw:style-name="gr12" draw:text-style-name="P16" draw:layer="layout" svg:width="13.3cm" svg:height="0.75cm" svg:x="1cm" svg:y="10cm">
          <draw:text-box>
            <text:p><text:span text:style-name="T15">2.1 Eingang: Übersicht über die einzelnen Kunstrichtungen</text:span></text:p>
          </draw:text-box>
        </draw:frame>
        <draw:frame draw:style-name="gr12" draw:text-style-name="P16" draw:layer="layout" svg:width="13.3cm" svg:height="0.75cm" svg:x="15.4cm" svg:y="20cm">
          <draw:text-box>
            <text:p><text:span text:style-name="T15">2.4 Ein Spiel anschauen, evnt Code ansehen oder ein Turnier initieren</text:span></text:p>
          </draw:text-box>
        </draw:frame>
        <draw:frame draw:style-name="gr12" draw:text-style-name="P16" draw:layer="layout" svg:width="13.3cm" svg:height="0.75cm" svg:x="1cm" svg:y="19.95cm">
          <draw:text-box>
            <text:p><text:span text:style-name="T15">2.3 Spiele: Die selbstprogrammierten Spiele des Spielplatzes </text:span></text:p>
          </draw:text-box>
        </draw:frame>
        <draw:frame draw:style-name="gr12" draw:text-style-name="P16" draw:layer="layout" svg:width="13.3cm" svg:height="0.75cm" svg:x="15.4cm" svg:y="10.05cm">
          <draw:text-box>
            <text:p><text:span text:style-name="T15">2.2 Programmieren-Übersicht: Die Entwicklungsstufen</text:span></text:p>
          </draw:text-box>
        </draw:frame>
        <draw:custom-shape draw:style-name="gr9" draw:text-style-name="P1" draw:layer="layout" svg:width="1.2cm" svg:height="1.5cm" svg:x="1.5cm" svg:y="1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4" draw:layer="layout" svg:width="10.2cm" svg:height="0.7cm" svg:x="2.5cm" svg:y="19.4cm">
          <draw:text-box>
            <text:p><text:span text:style-name="T3">Cocos2d-x, Scratch ...</text:span></text:p>
          </draw:text-box>
        </draw:frame>
        <draw:custom-shape draw:style-name="gr10" draw:text-style-name="P2" draw:layer="layout" svg:width="3.6cm" svg:height="0.6cm" svg:x="6.7cm" svg:y="19.2cm">
          <text:p text:style-name="P1"><text:span text:style-name="T3">Fil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6cm" svg:height="0.6cm" svg:x="10.5cm" svg:y="19.2cm">
          <text:p text:style-name="P1"><text:span text:style-name="T3">Filterwe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1cm" svg:height="2.1cm" svg:x="15.6cm" svg:y="11.2cm">
          <text:p text:style-name="P1"><text:span text:style-name="T3">Tetris</text:span></text:p>
          <text:p text:style-name="P1"><text:span text:style-name="T3">für</text:span></text:p>
          <text:p text:style-name="P1"><text:span text:style-name="T3">Nerd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8cm" svg:height="7.8cm" svg:x="20.6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0.6cm" svg:x="20.9cm" svg:y="1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0.6cm" svg:x="21.5cm" svg:y="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0.6cm" svg:x="21.5cm" svg:y="12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6cm" svg:height="0.6cm" svg:x="20.9cm" svg:y="13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cm" svg:height="7.6cm" svg:x="25.9cm" svg:y="11.8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.1cm" svg:height="3.581cm" svg:x="26cm" svg:y="12.1cm">
          <draw:text-box>
            <text:p><text:span text:style-name="T16">Punkte</text:span></text:p>
            <text:p><text:span text:style-name="T14">123</text:span></text:p>
            <text:p><text:span text:style-name="T14"/></text:p>
            <text:p><text:span text:style-name="T16">Höchst</text:span></text:p>
            <text:p><text:span text:style-name="T14">3402</text:span></text:p>
            <text:p><text:span text:style-name="T14"/></text:p>
          </draw:text-box>
        </draw:frame>
        <draw:custom-shape draw:style-name="gr21" draw:text-style-name="P18" draw:layer="layout" svg:width="3.1cm" svg:height="0.8cm" svg:x="15.7cm" svg:y="16.4cm">
          <text:p text:style-name="P1"><text:span text:style-name="T16">Start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0.8cm" svg:x="15.7cm" svg:y="16.4cm">
          <text:p text:style-name="P1"><text:span text:style-name="T16">Start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1cm" svg:x="15.7cm" svg:y="18.4cm">
          <text:p text:style-name="P1"><text:span text:style-name="T16">Turnier</text:span></text:p>
          <text:p text:style-name="P1"><text:span text:style-name="T17">Heute! 16:00 Uhr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0.8cm" svg:x="15.7cm" svg:y="17.4cm">
          <text:p text:style-name="P1"><text:span text:style-name="T16">Quelltext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" draw:text-style-name="P1" draw:layer="layout" svg:width="13.3cm" svg:height="9cm" svg:x="1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3.3cm" svg:height="0.75cm" svg:x="1cm" svg:y="10cm">
          <draw:text-box>
            <text:p><text:span text:style-name="T15">3.1 Nach dem Einloggen ist die zweite Entwicklungsstufe aktiv. </text:span></text:p>
          </draw:text-box>
        </draw:frame>
        <draw:frame draw:style-name="gr12" draw:text-style-name="P16" draw:layer="layout" svg:width="13.3cm" svg:height="0.75cm" svg:x="15.4cm" svg:y="20cm">
          <draw:text-box>
            <text:p><text:span text:style-name="T15">3.4 Über die Gruppen-Funktion kann man die Arbeit von anderen anschauen (und kopieren)</text:span></text:p>
          </draw:text-box>
        </draw:frame>
        <draw:frame draw:style-name="gr12" draw:text-style-name="P16" draw:layer="layout" svg:width="13.3cm" svg:height="0.75cm" svg:x="1cm" svg:y="19.95cm">
          <draw:text-box>
            <text:p><text:span text:style-name="T15">3.3 Die eigene Webseite (und Unterseiten) können hier bearbeitet werden. </text:span></text:p>
          </draw:text-box>
        </draw:frame>
        <draw:frame draw:style-name="gr12" draw:text-style-name="P16" draw:layer="layout" svg:width="13.3cm" svg:height="0.895cm" svg:x="15.4cm" svg:y="10.05cm">
          <draw:text-box>
            <text:p><text:span text:style-name="T15">3.2 Auf der Lernen-Stufe programmieren. Gruppenmitglieder können das Programm auch sehen und zu sich holen. </text:span></text:p>
          </draw:text-box>
        </draw:frame>
        <draw:custom-shape draw:style-name="gr9" draw:text-style-name="P1" draw:layer="layout" svg:width="1.9cm" svg:height="2.4cm" svg:x="12.4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.4cm" svg:height="2.4cm" svg:x="11.1cm" svg:y="4.728cm">
          <text:p text:style-name="P1"><text:span text:style-name="T11">Be-</text:span></text:p>
          <text:p text:style-name="P1"><text:span text:style-name="T11">weg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4cm" svg:height="2.4cm" svg:x="10cm" svg:y="3.828cm">
          <text:p text:style-name="P1"><text:span text:style-name="T11">Organi</text:span></text:p>
          <text:p text:style-name="P1"><text:span text:style-name="T11">sier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2.4cm" svg:x="8cm" svg:y="3.128cm">
          <text:p text:style-name="P1"><text:span text:style-name="T12">Program-</text:span></text:p>
          <text:p text:style-name="P1"><text:span text:style-name="T12">mieren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.4cm" svg:height="2.4cm" svg:x="5.9cm" svg:y="3.628cm">
          <text:p text:style-name="P1"><text:span text:style-name="T18">Lern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cm" svg:height="2.3cm" svg:x="3.7cm" svg:y="4.528cm">
          <text:p text:style-name="P1">Spiele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cm" svg:height="1.4cm" svg:x="1.1cm" svg:y="1.028cm">
          <draw:text-box>
            <text:p><text:span text:style-name="T4">Programmieren</text:span></text:p>
          </draw:text-box>
        </draw:frame>
        <draw:frame draw:style-name="gr17" draw:text-style-name="P15" draw:layer="layout" svg:width="3.1cm" svg:height="1.128cm" svg:x="2.6cm" svg:y="6.867cm">
          <draw:text-box>
            <text:p text:style-name="P1"><text:span text:style-name="T14">JavaScript</text:span></text:p>
            <text:p text:style-name="P1"><text:span text:style-name="T13">(Live-Editor, 3.2)</text:span></text:p>
          </draw:text-box>
        </draw:frame>
        <draw:frame draw:style-name="gr23" draw:text-style-name="P15" draw:layer="layout" svg:width="2.8cm" svg:height="1.128cm" svg:x="3.3cm" svg:y="8.328cm">
          <draw:text-box>
            <text:p text:style-name="P1"><text:span text:style-name="T14">Webseite</text:span></text:p>
            <text:p text:style-name="P1"><text:span text:style-name="T13">(3.3)</text:span></text:p>
          </draw:text-box>
        </draw:frame>
        <draw:frame draw:style-name="gr17" draw:text-style-name="P15" draw:layer="layout" svg:width="3.1cm" svg:height="1.772cm" svg:x="5.8cm" svg:y="8.028cm">
          <draw:text-box>
            <text:p text:style-name="P1"><text:span text:style-name="T14">Akademie</text:span></text:p>
            <text:p text:style-name="P1"><text:span text:style-name="T13">(KhanAcademy, W3Schools, Codacademy ...)</text:span></text:p>
          </draw:text-box>
        </draw:frame>
        <draw:frame draw:style-name="gr17" draw:text-style-name="P15" draw:layer="layout" svg:width="4.4cm" svg:height="1.45cm" svg:x="8cm" svg:y="7.256cm">
          <draw:text-box>
            <text:p text:style-name="P1"><text:span text:style-name="T14">Go Spielplatz</text:span></text:p>
            <text:p text:style-name="P1"><text:span text:style-name="T13">(Go-Spielplatz</text:span></text:p>
            <text:p text:style-name="P1"><text:span text:style-name="T13">mit Extra-Funktionen)</text:span></text:p>
          </draw:text-box>
        </draw:frame>
        <draw:line draw:style-name="gr24" draw:text-style-name="P1" draw:layer="layout" svg:x1="6.9cm" svg:y1="6.028cm" svg:x2="5.5cm" svg:y2="7.228cm">
          <text:p/>
        </draw:line>
        <draw:line draw:style-name="gr24" draw:text-style-name="P1" draw:layer="layout" svg:x1="6.9cm" svg:y1="6.036cm" svg:x2="8.7cm" svg:y2="7.328cm">
          <text:p/>
        </draw:line>
        <draw:line draw:style-name="gr24" draw:text-style-name="P1" draw:layer="layout" svg:x1="6.9cm" svg:y1="6.036cm" svg:x2="7.1cm" svg:y2="8.128cm">
          <text:p/>
        </draw:line>
        <draw:line draw:style-name="gr24" draw:text-style-name="P1" draw:layer="layout" svg:x1="6.9cm" svg:y1="6.036cm" svg:x2="5.5cm" svg:y2="8.428cm">
          <text:p/>
        </draw:line>
        <draw:custom-shape draw:style-name="gr25" draw:text-style-name="P1" draw:layer="layout" svg:width="6cm" svg:height="6cm" svg:x="22.5cm" svg:y="1.2cm">
          <text:p text:style-name="P1">Leinwand</text:p>
          <text:p text:style-name="P1">(Canvas)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6.7cm" svg:height="6cm" svg:x="15.6cm" svg:y="1.2cm"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0.8cm" svg:x="25.4cm" svg:y="7.4cm">
          <text:p text:style-name="P1"><text:span text:style-name="T16">Start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0.8cm" svg:x="22.133cm" svg:y="7.4cm">
          <text:p text:style-name="P1"><text:span text:style-name="T16">Speichern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2.9cm" svg:height="4.4cm" svg:x="1.2cm" svg:y="11.2cm">
          <text:p text:style-name="P1">Webseit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2.9cm" svg:height="2.9cm" svg:x="1.2cm" svg:y="15.8cm">
          <text:p text:style-name="P1">HTML/CSS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3cm" svg:height="0.8cm" svg:x="10.8cm" svg:y="18.9cm">
          <text:p text:style-name="P1"><text:span text:style-name="T16">Aktualisier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571cm" svg:height="0.8cm" svg:x="8.119cm" svg:y="18.9cm">
          <text:p text:style-name="P1"><text:span text:style-name="T16">Speicher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0.8cm" svg:x="18.867cm" svg:y="7.4cm">
          <text:p text:style-name="P1"><text:span text:style-name="T16">Neu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571cm" svg:height="0.8cm" svg:x="5.41cm" svg:y="18.9cm">
          <text:p text:style-name="P1"><text:span text:style-name="T16">Neu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1cm" svg:height="0.8cm" svg:x="15.6cm" svg:y="7.4cm">
          <text:p text:style-name="P1"><text:span text:style-name="T16">Lad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571cm" svg:height="0.8cm" svg:x="2.7cm" svg:y="18.9cm">
          <text:p text:style-name="P1"><text:span text:style-name="T16">Laden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158cm" svg:height="0.454cm" svg:x="26.342cm" svg:y="9.2cm">
          <text:p text:style-name="P1"><text:span text:style-name="T17">Veröffentlich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158cm" svg:height="0.454cm" svg:x="24.071cm" svg:y="9.2cm">
          <text:p text:style-name="P1"><text:span text:style-name="T17">Histo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158cm" svg:height="0.454cm" svg:x="21.8cm" svg:y="9.2cm">
          <text:p text:style-name="P1"><text:span text:style-name="T17">Spin-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1" draw:layer="layout" svg:width="4.4cm" svg:height="0.573cm" svg:x="17.5cm" svg:y="9.137cm">
          <draw:text-box>
            <text:p text:style-name="P1"><text:span text:style-name="T13">Auf der Programmieren-Stufe:</text:span></text:p>
          </draw:text-box>
        </draw:frame>
        <draw:custom-shape draw:style-name="gr27" draw:text-style-name="P22" draw:layer="layout" svg:width="1.3cm" svg:height="1.3cm" svg:x="15.5cm" svg:y="8.6cm">
          <text:p text:style-name="P1"><text:span text:style-name="T19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1.3cm" svg:height="1.3cm" svg:x="15.5cm" svg:y="11.1cm">
          <text:p text:style-name="P1"><text:span text:style-name="T19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1.3cm" svg:height="1.3cm" svg:x="1.2cm" svg:y="18.5cm">
          <text:p text:style-name="P1"><text:span text:style-name="T19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2" draw:layer="layout" svg:width="1.3cm" svg:height="1.3cm" svg:x="-8.1cm" svg:y="10.3cm">
          <text:p text:style-name="P1"><text:span text:style-name="T19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layer="layout" svg:width="7cm" svg:height="1.25cm" svg:x="17cm" svg:y="11.1cm">
          <draw:text-box>
            <text:p>Gruppe: PinkPanthers</text:p>
          </draw:text-box>
        </draw:frame>
        <draw:frame draw:style-name="gr6" draw:text-style-name="P5" draw:layer="layout" svg:width="5.946cm" svg:height="1cm" draw:transform="rotate (0.157603231455088) translate (21.571cm 17.712cm)">
          <draw:text-box>
            <text:p text:style-name="P1"><text:span text:style-name="T6">Lisa</text:span></text:p>
          </draw:text-box>
        </draw:frame>
        <draw:frame draw:style-name="gr6" draw:text-style-name="P6" draw:layer="layout" svg:width="5cm" svg:height="1cm" draw:transform="rotate (0.532150888933071) translate (19.284cm 17.138cm)">
          <draw:text-box>
            <text:p text:style-name="P1"><text:span text:style-name="T7">Kevin</text:span></text:p>
          </draw:text-box>
        </draw:frame>
        <draw:frame draw:style-name="gr6" draw:text-style-name="P9" draw:layer="layout" svg:width="5cm" svg:height="1cm" draw:transform="rotate (-0.230034395412853) translate (15.828cm 15cm)">
          <draw:text-box>
            <text:p text:style-name="P1"><text:span text:style-name="T10">Lukas</text:span></text:p>
          </draw:text-box>
        </draw:frame>
        <draw:frame draw:style-name="gr7" draw:text-style-name="P23" draw:layer="layout" svg:width="6cm" svg:height="1.4cm" svg:x="18.5cm" svg:y="14cm">
          <draw:text-box>
            <text:p><text:span text:style-name="T20">Annie</text:span></text:p>
          </draw:text-box>
        </draw:frame>
        <draw:frame draw:style-name="gr6" draw:text-style-name="P9" draw:layer="layout" svg:width="5cm" svg:height="1cm" draw:transform="rotate (0.0581194640914112) translate (21.827cm 13.303cm)">
          <draw:text-box>
            <text:p text:style-name="P1"><text:span text:style-name="T10">Sophie</text:span></text:p>
          </draw:text-box>
        </draw:frame>
        <draw:custom-shape draw:style-name="gr29" draw:text-style-name="P1" draw:layer="layout" svg:width="2.2cm" svg:height="1.1cm" draw:transform="rotate (0.448200551912144) translate (20.4cm 16.3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2.3cm" svg:height="0.8cm" draw:transform="rotate (-0.0897099235525085) translate (20.472cm 12.7cm)">
          <text:p text:style-name="P1"><text:span text:style-name="T3">Mein Pong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2.3cm" svg:height="0.8cm" draw:transform="rotate (0.225496539357667) translate (18.079cm 18.22cm)">
          <text:p text:style-name="P1"><text:span text:style-name="T3">Tetris Kl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21.8cm" svg:y1="15.7cm" svg:x2="21.6cm" svg:y2="14.5cm">
          <text:p/>
        </draw:line>
        <draw:line draw:style-name="gr31" draw:text-style-name="P1" draw:layer="layout" svg:x1="21.826cm" svg:y1="15.702cm" svg:x2="21.6cm" svg:y2="13.6cm">
          <text:p/>
        </draw:line>
        <draw:line draw:style-name="gr31" draw:text-style-name="P1" draw:layer="layout" svg:x1="22.6cm" svg:y1="15.9cm" svg:x2="23.9cm" svg:y2="16.1cm">
          <text:p/>
        </draw:line>
        <draw:line draw:style-name="gr31" draw:text-style-name="P1" draw:layer="layout" svg:x1="21.8cm" svg:y1="16.9cm" svg:x2="22cm" svg:y2="18.6cm">
          <text:p/>
        </draw:line>
        <draw:line draw:style-name="gr31" draw:text-style-name="P1" draw:layer="layout" svg:x1="21cm" svg:y1="17cm" svg:x2="20.4cm" svg:y2="18cm">
          <text:p/>
        </draw:line>
        <draw:custom-shape draw:style-name="gr30" draw:text-style-name="P2" draw:layer="layout" svg:width="2.3cm" svg:height="0.8cm" draw:transform="rotate (-0.0692895713041752) translate (20.906cm 18.543cm)">
          <text:p text:style-name="P1"><text:span text:style-name="T3">Hello World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2.3cm" svg:height="0.8cm" draw:transform="rotate (0.0914552528045029) translate (23.793cm 15.785cm)">
          <text:p text:style-name="P1"><text:span text:style-name="T3">Test 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2.571cm" svg:height="1.3cm" svg:x="25.9cm" svg:y="18.5cm">
          <text:p text:style-name="P1"><text:span text:style-name="T16">Anderes</text:span></text:p>
          <text:p text:style-name="P1"><text:span text:style-name="T16">Thema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2.571cm" svg:height="1.3cm" svg:x="25.9cm" svg:y="11.4cm">
          <text:p text:style-name="P1"><text:span text:style-name="T16">Andere</text:span></text:p>
          <text:p text:style-name="P1"><text:span text:style-name="T16">Grupp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" draw:text-style-name="P1" draw:layer="layout" svg:width="13.3cm" svg:height="9cm" svg:x="1cm" svg:y="1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321cm" svg:height="0.893cm" svg:x="1.6cm" svg:y="16.707cm">
          <text:p text:style-name="P24"><text:span text:style-name="T21">Live-</text:span></text:p>
          <text:p text:style-name="P24"><text:span text:style-name="T21">Spie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cm" svg:height="2.4cm" svg:x="11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4cm" svg:height="2.4cm" svg:x="11.4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3cm" svg:height="9cm" svg:x="15.4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cm" svg:height="9cm" svg:x="15.4cm" svg:y="1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13.3cm" svg:height="0.75cm" svg:x="1cm" svg:y="10cm">
          <draw:text-box>
            <text:p><text:span text:style-name="T15">4.1 Dritte Entwicklungsstufe. Der Schüler bekommt ein GitHub- und ein Stackoverflow-Konto.</text:span></text:p>
          </draw:text-box>
        </draw:frame>
        <draw:frame draw:style-name="gr33" draw:text-style-name="P16" draw:layer="layout" svg:width="13.3cm" svg:height="0.75cm" svg:x="15.4cm" svg:y="20cm">
          <draw:text-box>
            <text:p><text:span text:style-name="T15">4.4 </text:span></text:p>
          </draw:text-box>
        </draw:frame>
        <draw:frame draw:style-name="gr33" draw:text-style-name="P16" draw:layer="layout" svg:width="13.3cm" svg:height="0.75cm" svg:x="1cm" svg:y="19.95cm">
          <draw:text-box>
            <text:p><text:span text:style-name="T15">4.3 </text:span></text:p>
          </draw:text-box>
        </draw:frame>
        <draw:frame draw:style-name="gr33" draw:text-style-name="P16" draw:layer="layout" svg:width="13.3cm" svg:height="0.895cm" svg:x="15.4cm" svg:y="10.05cm">
          <draw:text-box>
            <text:p><text:span text:style-name="T15">4.2 In der Gilde kann man im Chat Leute treffen, das Neueste zu seinen Projekten erfahren, seine Projekte aufrufen und etwas Neues beginnen. </text:span></text:p>
          </draw:text-box>
        </draw:frame>
        <draw:custom-shape draw:style-name="gr27" draw:text-style-name="P22" draw:layer="layout" svg:width="1.3cm" svg:height="1.3cm" svg:x="-2.1cm" svg:y="10.6cm">
          <text:p text:style-name="P1"><text:span text:style-name="T19">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draw:layer="layout" svg:width="2.4cm" svg:height="2.4cm" svg:x="10cm" svg:y="4.4cm">
          <text:p text:style-name="P1"><text:span text:style-name="T11">Organi </text:span></text:p>
          <text:p text:style-name="P1"><text:span text:style-name="T11">sier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4cm" svg:height="2.4cm" svg:x="8.2cm" svg:y="3.7cm">
          <text:p text:style-name="P1"><text:span text:style-name="T11">Ent-</text:span></text:p>
          <text:p text:style-name="P1"><text:span text:style-name="T11">wickeln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2.4cm" svg:height="2.4cm" svg:x="6cm" svg:y="3.2cm">
          <text:p text:style-name="P1"><text:span text:style-name="T22">Program-</text:span></text:p>
          <text:p text:style-name="P1"><text:span text:style-name="T22">mieren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.4cm" svg:height="2.4cm" svg:x="3.7cm" svg:y="3.8cm">
          <text:p text:style-name="P1"><text:span text:style-name="T18">Lern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cm" svg:height="2.3cm" svg:x="1.7cm" svg:y="4.5cm">
          <text:p text:style-name="P1">Spielen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6cm" svg:height="1.4cm" svg:x="1.101cm" svg:y="1.028cm">
          <draw:text-box>
            <text:p><text:span text:style-name="T4">Programmieren</text:span></text:p>
          </draw:text-box>
        </draw:frame>
        <draw:frame draw:style-name="gr35" draw:text-style-name="P15" draw:layer="layout" svg:width="3.1cm" svg:height="1.128cm" svg:x="2.701cm" svg:y="7cm">
          <draw:text-box>
            <text:p text:style-name="P1"><text:span text:style-name="T14">Gilde</text:span></text:p>
            <text:p text:style-name="P1"><text:span text:style-name="T13">(Startpunkt, 4.2)</text:span></text:p>
          </draw:text-box>
        </draw:frame>
        <draw:frame draw:style-name="gr36" draw:text-style-name="P15" draw:layer="layout" svg:width="3.6cm" svg:height="1.683cm" svg:x="2.8cm" svg:y="8.4cm">
          <draw:text-box>
            <text:p text:style-name="P1"><text:span text:style-name="T14">Spielplatz-</text:span></text:p>
            <text:p text:style-name="P1"><text:span text:style-name="T14">Webseiten</text:span></text:p>
            <text:p text:style-name="P1"><text:span text:style-name="T13">(4.3)</text:span></text:p>
          </draw:text-box>
        </draw:frame>
        <draw:frame draw:style-name="gr37" draw:text-style-name="P15" draw:layer="layout" svg:width="3.1cm" svg:height="1.9cm" svg:x="5.901cm" svg:y="8.1cm">
          <draw:text-box>
            <text:p text:style-name="P1"><text:span text:style-name="T14">JavaScript</text:span></text:p>
            <text:p text:style-name="P1"><text:span text:style-name="T13">(3.2, mit zusätzl. Feldern)</text:span></text:p>
          </draw:text-box>
        </draw:frame>
        <draw:frame draw:style-name="gr17" draw:text-style-name="P15" draw:layer="layout" svg:width="3.8cm" svg:height="1.45cm" svg:x="7.7cm" svg:y="6.9cm">
          <draw:text-box>
            <text:p text:style-name="P1"><text:span text:style-name="T14">Linux</text:span></text:p>
            <text:p text:style-name="P1"><text:span text:style-name="T13">(Wechsel zu</text:span></text:p>
            <text:p text:style-name="P1"><text:span text:style-name="T13">Kommando-Zeile)</text:span></text:p>
          </draw:text-box>
        </draw:frame>
        <draw:line draw:style-name="gr24" draw:text-style-name="P1" draw:layer="layout" svg:x1="7.001cm" svg:y1="5.528cm" svg:x2="5.1cm" svg:y2="7.4cm">
          <text:p/>
        </draw:line>
        <draw:line draw:style-name="gr24" draw:text-style-name="P1" draw:layer="layout" svg:x1="7.001cm" svg:y1="5.536cm" svg:x2="8.801cm" svg:y2="6.828cm">
          <text:p/>
        </draw:line>
        <draw:line draw:style-name="gr24" draw:text-style-name="P1" draw:layer="layout" svg:x1="7.001cm" svg:y1="5.536cm" svg:x2="7.2cm" svg:y2="8.1cm">
          <text:p/>
        </draw:line>
        <draw:line draw:style-name="gr24" draw:text-style-name="P1" draw:layer="layout" svg:x1="7.001cm" svg:y1="5.536cm" svg:x2="5.2cm" svg:y2="8.5cm">
          <text:p/>
        </draw:line>
        <draw:frame draw:style-name="gr7" draw:text-style-name="P3" draw:layer="layout" svg:width="6cm" svg:height="1.4cm" svg:x="15.5cm" svg:y="1.1cm">
          <draw:text-box>
            <text:p><text:span text:style-name="T4">Github-Guilde</text:span></text:p>
          </draw:text-box>
        </draw:frame>
        <draw:custom-shape draw:style-name="gr25" draw:text-style-name="P1" draw:layer="layout" svg:width="4cm" svg:height="8.8cm" svg:x="24.5cm" svg:y="1.1cm">
          <text:p text:style-name="P1"><text:span text:style-name="T23">Github News</text:span></text:p>
          <text:p text:style-name="P1"><text:span text:style-name="T23"/></text:p>
          <text:p text:style-name="P1"><text:span text:style-name="T23"/></text:p>
          <text:p text:style-name="P1"><text:span text:style-name="T23"/></text:p>
          <text:p text:style-name="P1"><text:span text:style-name="T23"/></text:p>
          <text:p text:style-name="P1"><text:span text:style-name="T23"/></text:p>
          <text:p text:style-name="P1"><text:span text:style-name="T23">Projekte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8.9cm" svg:height="2.4cm" svg:x="15.5cm" svg:y="7.5cm">
          <text:p text:style-name="P26"><text:span text:style-name="T23">Chat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3.5cm" svg:height="0.8cm" svg:x="15.7cm" svg:y="2.3cm">
          <text:p text:style-name="P15"><text:span text:style-name="T24">GitHub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39" draw:text-style-name="P1" draw:layer="layout" svg:x1="20.101cm" svg:y1="4.736cm" svg:x2="18.8cm" svg:y2="5.9cm">
          <text:p/>
        </draw:line>
        <draw:line draw:style-name="gr39" draw:text-style-name="P1" draw:layer="layout" svg:x1="20.131cm" svg:y1="4.752cm" svg:x2="22cm" svg:y2="3.9cm">
          <text:p/>
        </draw:line>
        <draw:line draw:style-name="gr39" draw:text-style-name="P1" draw:layer="layout" svg:x1="20.131cm" svg:y1="4.752cm" svg:x2="18.6cm" svg:y2="3.2cm">
          <text:p/>
        </draw:line>
        <draw:line draw:style-name="gr39" draw:text-style-name="P1" draw:layer="layout" svg:x1="20.131cm" svg:y1="4.752cm" svg:x2="21.5cm" svg:y2="2.9cm">
          <text:p/>
        </draw:line>
        <draw:custom-shape draw:style-name="gr30" draw:text-style-name="P27" draw:layer="layout" svg:width="3.5cm" svg:height="0.8cm" svg:x="19.9cm" svg:y="2cm">
          <text:p text:style-name="P15"><text:span text:style-name="T24">Cocos2d-x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0" draw:text-style-name="P27" draw:layer="layout" svg:width="2.4cm" svg:height="0.8cm" svg:x="21.8cm" svg:y="3.2cm">
          <text:p text:style-name="P15"><text:span text:style-name="T24">Go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39" draw:text-style-name="P1" draw:layer="layout" svg:x1="20.107cm" svg:y1="4.69cm" svg:x2="20.7cm" svg:y2="6.1cm">
          <text:p/>
        </draw:line>
        <draw:custom-shape draw:style-name="gr30" draw:text-style-name="P27" draw:layer="layout" svg:width="3.1cm" svg:height="0.8cm" svg:x="15.9cm" svg:y="5.9cm">
          <text:p text:style-name="P15"><text:span text:style-name="T24">Web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0" draw:text-style-name="P27" draw:layer="layout" svg:width="4.7cm" svg:height="0.8cm" svg:x="19.6cm" svg:y="6.1cm">
          <text:p text:style-name="P15"><text:span text:style-name="T24">StackOverFlow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6" draw:text-style-name="P3" draw:layer="layout" svg:width="12.3cm" svg:height="1.119cm" svg:x="1cm" svg:y="11.1cm">
          <draw:text-box>
            <text:p><text:span text:style-name="T4">Der Spielplatz – Seiten-Übersicht</text:span></text:p>
          </draw:text-box>
        </draw:frame>
        <draw:custom-shape draw:style-name="gr32" draw:text-style-name="P24" xml:id="id4" draw:id="id4" draw:layer="layout" svg:width="1.321cm" svg:height="0.893cm" svg:x="6.379cm" svg:y="12.607cm">
          <text:p text:style-name="P24"><text:span text:style-name="T21">Startseit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1" draw:id="id1" draw:layer="layout" svg:width="1.321cm" svg:height="0.893cm" svg:x="6.379cm" svg:y="13.9cm">
          <text:p text:style-name="P24"><text:span text:style-name="T21">Entw.-</text:span></text:p>
          <text:p text:style-name="P24"><text:span text:style-name="T21">stufen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2" draw:id="id2" draw:layer="layout" svg:width="1.321cm" svg:height="0.893cm" svg:x="1.479cm" svg:y="15.1cm">
          <text:p text:style-name="P24"><text:span text:style-name="T21">Spiel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7" draw:id="id7" draw:layer="layout" svg:width="1.321cm" svg:height="0.893cm" svg:x="7.379cm" svg:y="15.1cm">
          <text:p text:style-name="P24"><text:span text:style-name="T21">Guil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4" xml:id="id5" draw:id="id5" draw:layer="layout" svg:width="1.321cm" svg:height="0.893cm" svg:x="3.4cm" svg:y="15.1cm">
          <text:p text:style-name="P24"><text:span text:style-name="T21">Live-</text:span></text:p>
          <text:p text:style-name="P24"><text:span text:style-name="T21">Editor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3" draw:id="id3" draw:layer="layout" svg:width="1.321cm" svg:height="0.893cm" svg:x="1.479cm" svg:y="16.6cm">
          <text:p text:style-name="P24"><text:span text:style-name="T21">Live-</text:span></text:p>
          <text:p text:style-name="P24"><text:span text:style-name="T21">Spiel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6" draw:id="id6" draw:layer="layout" svg:width="1.321cm" svg:height="0.893cm" svg:x="5.379cm" svg:y="15.107cm">
          <text:p text:style-name="P24"><text:span text:style-name="T21">HTML-</text:span></text:p>
          <text:p text:style-name="P24"><text:span text:style-name="T21">Editor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6.379cm" svg:y1="14.346cm" svg:x2="2.139cm" svg:y2="15.1cm" draw:start-shape="id1" draw:start-glue-point="3" draw:end-shape="id2" draw:end-glue-point="0" svg:d="M6379 14346h-4240v754" svg:viewBox="0 0 4241 755">
          <text:p/>
        </draw:connector>
        <draw:connector draw:style-name="gr40" draw:text-style-name="P1" draw:layer="layout" svg:x1="2.139cm" svg:y1="15.993cm" svg:x2="2.139cm" svg:y2="16.6cm" draw:start-shape="id2" draw:start-glue-point="2" draw:end-shape="id3" draw:end-glue-point="0" svg:d="M2139 15993v607" svg:viewBox="0 0 1 608">
          <text:p/>
        </draw:connector>
        <draw:connector draw:style-name="gr40" draw:text-style-name="P1" draw:layer="layout" svg:x1="7.039cm" svg:y1="13.5cm" svg:x2="7.039cm" svg:y2="13.9cm" draw:start-shape="id4" draw:start-glue-point="2" draw:end-shape="id1" draw:end-glue-point="0" svg:d="M7039 13500v400" svg:viewBox="0 0 1 401">
          <text:p/>
        </draw:connector>
        <draw:connector draw:style-name="gr40" draw:text-style-name="P1" draw:layer="layout" svg:x1="4.06cm" svg:y1="15.1cm" svg:x2="6.379cm" svg:y2="14.346cm" draw:start-shape="id5" draw:start-glue-point="0" draw:end-shape="id1" draw:end-glue-point="3" svg:d="M4060 15100v-754h2319" svg:viewBox="0 0 2320 755">
          <text:p/>
        </draw:connector>
        <draw:connector draw:style-name="gr40" draw:text-style-name="P1" draw:layer="layout" svg:x1="4.06cm" svg:y1="15.993cm" svg:x2="2.8cm" svg:y2="17.046cm" draw:start-shape="id5" draw:start-glue-point="2" draw:end-shape="id3" svg:d="M4060 15993v1053h-1260" svg:viewBox="0 0 1261 1054">
          <text:p/>
        </draw:connector>
        <draw:connector draw:style-name="gr40" draw:text-style-name="P1" draw:layer="layout" svg:x1="6.379cm" svg:y1="14.346cm" svg:x2="6.039cm" svg:y2="15.107cm" draw:start-shape="id1" draw:start-glue-point="3" draw:end-shape="id6" draw:end-glue-point="0" svg:d="M6379 14346h-340v761" svg:viewBox="0 0 341 762">
          <text:p/>
        </draw:connector>
        <draw:connector draw:style-name="gr40" draw:text-style-name="P1" draw:layer="layout" svg:x1="7.7cm" svg:y1="14.346cm" svg:x2="8.039cm" svg:y2="15.1cm" draw:start-shape="id1" draw:start-glue-point="1" draw:end-shape="id7" draw:end-glue-point="0" svg:d="M7700 14346h339v754" svg:viewBox="0 0 340 755">
          <text:p/>
        </draw:connector>
        <draw:custom-shape draw:style-name="gr32" draw:text-style-name="P24" xml:id="id8" draw:id="id8" draw:layer="layout" svg:width="1.321cm" svg:height="0.893cm" svg:x="9.379cm" svg:y="15.1cm">
          <text:p text:style-name="P24"><text:span text:style-name="T21">Spielplatz</text:span></text:p>
          <text:p text:style-name="P24"><text:span text:style-name="T21">Übersic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" draw:layer="layout" svg:x1="7.7cm" svg:y1="14.346cm" svg:x2="10.039cm" svg:y2="15.1cm" draw:start-shape="id1" draw:start-glue-point="1" draw:end-shape="id8" draw:end-glue-point="0" svg:d="M7700 14346h2339v754" svg:viewBox="0 0 2340 755">
          <text:p/>
        </draw:connector>
        <draw:custom-shape draw:style-name="gr32" draw:text-style-name="P24" draw:layer="layout" svg:width="1.321cm" svg:height="0.893cm" svg:x="9.379cm" svg:y="15.1cm">
          <text:p text:style-name="P24"><text:span text:style-name="T21">Spielplatz</text:span></text:p>
          <text:p text:style-name="P24"><text:span text:style-name="T21">Übersic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2.2cm" svg:height="1.5cm" svg:x="8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0.101cm" svg:y1="16.136cm" svg:x2="10.2cm" svg:y2="17.8cm">
          <text:p/>
        </draw:line>
        <draw:frame draw:style-name="gr42" draw:layer="layout" svg:width="2.6cm" svg:height="0.962cm" svg:x="8.8cm" svg:y="17.7cm">
          <draw:text-box>
            <text:p>Klonen</text:p>
          </draw:text-box>
        </draw:frame>
        <draw:frame draw:style-name="gr43" draw:text-style-name="P28" draw:layer="layout" svg:width="2.8cm" svg:height="1.217cm" svg:x="1cm" svg:y="17.283cm">
          <draw:text-box>
            <text:p text:style-name="P28"><text:span text:style-name="T13"/></text:p>
            <text:p text:style-name="P21"><text:span text:style-name="T13">(Eigene Version, geklont)</text:span></text:p>
          </draw:text-box>
        </draw:frame>
        <draw:custom-shape draw:style-name="gr30" draw:text-style-name="P27" draw:layer="layout" svg:width="3.7cm" svg:height="0.8cm" svg:x="15.4cm" svg:y="3.7cm">
          <text:p text:style-name="P15"><text:span text:style-name="T24">Processing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39" draw:text-style-name="P1" draw:layer="layout" svg:x1="20.121cm" svg:y1="4.711cm" svg:x2="18.8cm" svg:y2="4.5cm">
          <text:p/>
        </draw:line>
        <draw:custom-shape draw:style-name="gr30" draw:text-style-name="P27" draw:layer="layout" svg:width="2.4cm" svg:height="0.8cm" svg:x="21.8cm" svg:y="4.7cm">
          <text:p text:style-name="P15"><text:span text:style-name="T24">Linux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39" draw:text-style-name="P1" draw:layer="layout" svg:x1="20.125cm" svg:y1="4.796cm" svg:x2="21.7cm" svg:y2="5cm">
          <text:p/>
        </draw:line>
        <draw:frame draw:style-name="gr44" draw:text-style-name="P29" draw:layer="layout" svg:width="3.1cm" svg:height="1.391cm" svg:x="18.6cm" svg:y="4.1cm">
          <draw:text-box>
            <text:p text:style-name="P29"><text:span text:style-name="T25">START</text:span></text:p>
            <text:p text:style-name="P29"><text:span text:style-name="T25">PUNK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a79f" draw:marker-start-width="0.2cm" draw:marker-start-center="false" draw:marker-end-width="0.2cm" draw:marker-end-center="false" draw:fill="solid" draw:fill-color="#eeee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</meta:initial-creator>
    <meta:creation-date>2015-09-03T12:39:07.989257355</meta:creation-date>
    <dc:date>2015-09-04T13:59:07.160627553</dc:date>
    <dc:creator>Michael </dc:creator>
    <meta:editing-duration>PT4H11M36S</meta:editing-duration>
    <meta:editing-cycles>17</meta:editing-cycles>
    <meta:generator>LibreOffice/4.2.8.2$Linux_X86_64 LibreOffice_project/420m0$Build-2</meta:generator>
    <meta:document-statistic meta:object-count="210"/>
  </office:meta>
</office:document-meta>
</file>